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000000" style:font-name="Arial1" style:font-name-asian="Arial1" style:font-name-complex="Arial1" fo:font-size="12pt" style:font-size-asian="12pt" style:font-size-complex="12pt"/>
    </style:style>
    <style:style style:name="ce3" style:family="table-cell" style:parent-style-name="Default" style:data-style-name="N0">
      <style:text-properties fo:color="#000000" style:font-name="Arial1" style:font-name-asian="Arial1" style:font-name-complex="Arial1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  <style:text-properties fo:color="#000000"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00"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color="#000000"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#0066CC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66CC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top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35541666666667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number-columns-repeated="249" table:default-cell-style-name="ce3"/>
        <table:table-column table:style-name="co6" table:number-columns-repeated="16128" table:default-cell-style-name="ce1"/>
        <table:table-row table:style-name="ro1">
          <table:table-cell office:value-type="string" table:number-columns-spanned="7" table:number-rows-spanned="1" table:style-name="ce13">
            <text:p>FORMULÁRIO DE INFORMAÇÕES PARA</text:p>
            <text:p>RELATÓRIOS GERENCIAIS</text:p>
          </table:table-cell>
          <table:covered-table-cell table:number-columns-repeated="6"/>
          <table:table-cell table:number-columns-repeated="16377" table:style-name="ce2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office:value-type="string" table:style-name="ce4">
            <text:p>Loja</text:p>
          </table:table-cell>
          <table:table-cell office:value-type="float" office:value="31" table:number-columns-spanned="5" table:number-rows-spanned="1" table:style-name="ce21">
            <text:p>3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style-name="ce3"/>
          <table:table-cell office:value-type="string" table:style-name="ce4">
            <text:p>Nome do Gerente</text:p>
          </table:table-cell>
          <table:table-cell office:value-type="string" table:number-columns-spanned="5" table:number-rows-spanned="1" table:style-name="ce22">
            <text:p>Reginaldo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table:style-name="ce3"/>
          <table:table-cell office:value-type="string" table:number-columns-spanned="6" table:number-rows-spanned="1" table:style-name="ce15">
            <text:p><text:s/>- Preencha que informações são necessárias para que a equipe faça a análise de relatórios gerenciais da loja, e com que frequencia cada informação deve ser vista (Diariamente, Semanalmente, Mensalmente, ou Ocasionalmente)</text:p>
          </table:table-cell>
          <table:covered-table-cell table:number-columns-repeated="5"/>
          <table:table-cell table:number-columns-repeated="16377"/>
        </table:table-row>
        <table:table-row table:style-name="ro5">
          <table:table-cell table:style-name="ce3"/>
          <table:table-cell table:number-columns-spanned="6" table:number-rows-spanned="2" table:style-name="ce16"/>
          <table:covered-table-cell table:number-columns-repeated="5"/>
          <table:table-cell table:number-columns-repeated="16377"/>
        </table:table-row>
        <table:table-row table:style-name="ro6">
          <table:table-cell table:style-name="ce3"/>
          <table:covered-table-cell/>
          <table:covered-table-cell table:number-columns-repeated="5"/>
          <table:table-cell table:number-columns-repeated="16377"/>
        </table:table-row>
        <table:table-row table:style-name="ro3">
          <table:table-cell table:style-name="ce3"/>
          <table:table-cell office:value-type="string" table:number-columns-spanned="1" table:number-rows-spanned="2" table:style-name="ce17">
            <text:p>Bloco</text:p>
          </table:table-cell>
          <table:table-cell office:value-type="string" table:number-columns-spanned="1" table:number-rows-spanned="2" table:style-name="ce17">
            <text:p>Informação Necessária</text:p>
          </table:table-cell>
          <table:table-cell office:value-type="string" table:number-columns-spanned="4" table:number-rows-spanned="1" table:style-name="ce18">
            <text:p>Frequência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table:style-name="ce3"/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4">
            <text:p>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7">
          <table:table-cell table:style-name="ce5"/>
          <table:table-cell office:value-type="string" table:number-columns-spanned="1" table:number-rows-spanned="5" table:style-name="ce19">
            <text:p>1. Vendas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8">
          <table:table-cell table:style-name="ce5"/>
          <table:covered-table-cell/>
          <table:table-cell office:value-type="string" table:style-name="ce7">
            <text:p>Venda Acumulada diariamente por Seção (em R$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office:value-type="string" table:style-name="ce7">
            <text:p>Ticket Médio da loja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16377" table:style-name="ce5"/>
        </table:table-row>
        <table:table-row table:number-rows-repeated="2"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number-columns-spanned="1" table:number-rows-spanned="2" table:style-name="ce20">
            <text:p>2. Margem</text:p>
          </table:table-cell>
          <table:table-cell office:value-type="string" table:style-name="ce7">
            <text:p>Meta de Margem por Seção (em R$ e em %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number-columns-spanned="1" table:number-rows-spanned="3" table:style-name="ce19">
            <text:p>3. Despesas</text:p>
          </table:table-cell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office:value-type="string" table:style-name="ce7">
            <text:p>Manutenção (em R$ e em %)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number-columns-spanned="1" table:number-rows-spanned="4" table:style-name="ce19">
            <text:p>4. Ruptura</text:p>
          </table:table-cell>
          <table:table-cell office:value-type="string" table:style-name="ce7">
            <text:p>Lista de Produtos em ruptura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office:value-type="string" table:style-name="ce7">
            <text:p>Cobertura de Estoques por Seção (em dias)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number-columns-spanned="1" table:number-rows-spanned="3" table:style-name="ce19">
            <text:p>5. Quebra</text:p>
          </table:table-cell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office:value-type="string" table:style-name="ce7">
            <text:p>Realizado de Agenda 23 (em %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style-name="ce6">
            <text:p>6. CMV</text:p>
          </table:table-cell>
          <table:table-cell office:value-type="string" table:style-name="ce7">
            <text:p>Custo da Última Entrada por produto (em R$)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style-name="ce9">
            <text:p>7. Trocas</text:p>
          </table:table-cell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number-columns-spanned="1" table:number-rows-spanned="4" table:style-name="ce19">
            <text:p>8. Operações Comerciais</text:p>
          </table:table-cell>
          <table:table-cell office:value-type="string" table:style-name="ce7">
            <text:p>Lista de produtos em campanha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office:value-type="string" table:style-name="ce7">
            <text:p>Pontas de gondola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style-name="ce9">
            <text:p>9. Pessoal</text:p>
          </table:table-cell>
          <table:table-cell office:value-type="string" table:style-name="ce7">
            <text:p>Turnover (em índice)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number-columns-spanned="1" table:number-rows-spanned="2" table:style-name="ce19">
            <text:p>10. Preços</text:p>
          </table:table-cell>
          <table:table-cell office:value-type="string" table:style-name="ce7">
            <text:p>Pesquisa de Preço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office:value-type="string" table:style-name="ce7">
            <text:p>Lista de Produtos com alteração de preço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number-columns-spanned="1" table:number-rows-spanned="5" table:style-name="ce19">
            <text:p>11. Frente de Caixa / Tesouraria</text:p>
          </table:table-cell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covered-table-cell/>
          <table:table-cell office:value-type="string" table:style-name="ce7">
            <text:p>Pagamentos de Pessoal (em R$)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number-columns-repeated="16377" table:style-name="ce5"/>
        </table:table-row>
        <table:table-row table:style-name="ro8">
          <table:table-cell table:style-name="ce5"/>
          <table:covered-table-cell/>
          <table:table-cell office:value-type="string" table:style-name="ce7">
            <text:p>Quantidade de itens cancelados por Operador de Caixa (em quantidade e em R$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16377" table:style-name="ce5"/>
        </table:table-row>
        <table:table-row table:number-rows-repeated="2" table:style-name="ro7">
          <table:table-cell table:style-name="ce5"/>
          <table:covered-table-cell/>
          <table:table-cell table:style-name="ce7"/>
          <table:table-cell table:number-columns-repeated="4" table:style-name="ce8"/>
          <table:table-cell table:number-columns-repeated="16377" table:style-name="ce5"/>
        </table:table-row>
        <table:table-row table:style-name="ro7">
          <table:table-cell table:style-name="ce5"/>
          <table:table-cell office:value-type="string" table:style-name="ce9">
            <text:p>12. Resultado Final</text:p>
          </table:table-cell>
          <table:table-cell office:value-type="string" table:style-name="ce7">
            <text:p>Resultado Teórico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number-columns-repeated="16377" table:style-name="ce5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3"/>
          <table:table-cell office:value-type="string" table:style-name="ce10">
            <text:p>Legenda</text:p>
          </table:table-cell>
          <table:table-cell table:number-columns-repeated="253" table:style-name="ce3"/>
          <table:table-cell table:number-columns-repeated="16128"/>
        </table:table-row>
        <table:table-row table:style-name="ro7">
          <table:table-cell table:style-name="ce5"/>
          <table:table-cell table:style-name="ce5"/>
          <table:table-cell office:value-type="string" table:style-name="ce11">
            <text:p><text:span text:style-name="T2">D -</text:span><text:s/>Diariamente</text:p>
          </table:table-cell>
          <table:table-cell table:number-columns-repeated="16381" table:style-name="ce5"/>
        </table:table-row>
        <table:table-row table:style-name="ro7">
          <table:table-cell table:style-name="ce5"/>
          <table:table-cell table:style-name="ce5"/>
          <table:table-cell office:value-type="string" table:style-name="ce11">
            <text:p><text:span text:style-name="T2">S -</text:span><text:s/>Semanalmente</text:p>
          </table:table-cell>
          <table:table-cell table:number-columns-repeated="16381" table:style-name="ce5"/>
        </table:table-row>
        <table:table-row table:style-name="ro7">
          <table:table-cell table:style-name="ce5"/>
          <table:table-cell table:style-name="ce5"/>
          <table:table-cell office:value-type="string" table:style-name="ce11">
            <text:p><text:span text:style-name="T2">M -</text:span><text:s/>Mensalmente</text:p>
          </table:table-cell>
          <table:table-cell table:number-columns-repeated="16381" table:style-name="ce5"/>
        </table:table-row>
        <table:table-row table:style-name="ro7">
          <table:table-cell table:style-name="ce5"/>
          <table:table-cell table:style-name="ce5"/>
          <table:table-cell office:value-type="string" table:style-name="ce12">
            <text:p><text:span text:style-name="T2">O -</text:span><text:s/>Ocasionalmente</text:p>
          </table:table-cell>
          <table:table-cell table:number-columns-repeated="16381" table:style-name="ce5"/>
        </table:table-row>
        <table:table-row table:number-rows-repeated="1048528" table:style-name="ro2">
          <table:table-cell table:number-columns-repeated="16384"/>
        </table:table-row>
      </table:table>
      <table:table table:name="Planilha2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Planilha3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urea</meta:initial-creator>
    <dc:creator>aurea</dc:creator>
    <meta:creation-date>2011-08-01T12:05:12Z</meta:creation-date>
    <dc:date>2011-08-02T14:18:50Z</dc:date>
    <meta:editing-cycles>3</meta:editing-cycles>
    <meta:editing-duration>PT538S</meta:editing-duration>
    <meta:user-defined meta:name="Info 1"/>
    <meta:user-defined meta:name="Info 2"/>
    <meta:user-defined meta:name="Info 3"/>
    <meta:user-defined meta:name="Info 4"/>
  </office:meta>
</office:document-meta>
</file>